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ctual valu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ading to milliamps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2]/4096*3.3*1000" office:value-type="float" office:value="22.55859375" calcext:value-type="float">
            <text:p>22.55859375</text:p>
          </table:table-cell>
          <table:table-cell table:formula="of:=[.B2]*([.$F$2]+[.$G$2])/[.$G$2]" office:value-type="float" office:value="35.0911458333333" calcext:value-type="float">
            <text:p>35.0911458333333</text:p>
          </table:table-cell>
          <table:table-cell table:formula="of:=[.C2]/100" office:value-type="float" office:value="0.350911458333333" calcext:value-type="float">
            <text:p>0.350911458333333</text:p>
          </table:table-cell>
          <table:table-cell table:formula="of:=[.D2]*240" office:value-type="float" office:value="84.21875" calcext:value-type="float">
            <text:p>84.21875</text:p>
          </table:table-cell>
          <table:table-cell office:value-type="float" office:value="550" calcext:value-type="float">
            <text:p>550</text:p>
          </table:table-cell>
          <table:table-cell office:value-type="float" office:value="990" calcext:value-type="float">
            <text:p>990</text:p>
          </table:table-cell>
          <table:table-cell table:formula="of:=33/4096*([.$F$2]+[.$G$2])/[.$G$2]*1000" office:value-type="float" office:value="12.5325520833333" calcext:value-type="float">
            <text:p>12.5325520833333</text:p>
          </table:table-cell>
          <table:table-cell table:formula="of:=[.A2]*[.$H$2]" office:value-type="float" office:value="350.911458333333" calcext:value-type="float">
            <text:p>350.911458333333</text:p>
          </table:table-cell>
          <table:table-cell/>
          <table:table-cell table:style-name="ce1" office:value-type="string" calcext:value-type="string">
            <text:p>F8F0057627CB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]/4096*3.3*1000" office:value-type="float" office:value="298.095703125" calcext:value-type="float">
            <text:p>298.095703125</text:p>
          </table:table-cell>
          <table:table-cell table:formula="of:=[.B3]*([.$F$2]+[.$G$2])/[.$G$2]" office:value-type="float" office:value="463.704427083333" calcext:value-type="float">
            <text:p>463.704427083333</text:p>
          </table:table-cell>
          <table:table-cell table:formula="of:=[.C3]/100" office:value-type="float" office:value="4.63704427083333" calcext:value-type="float">
            <text:p>4.63704427083333</text:p>
          </table:table-cell>
          <table:table-cell table:formula="of:=[.D3]*240" office:value-type="float" office:value="1112.890625" calcext:value-type="float">
            <text:p>1112.890625</text:p>
          </table:table-cell>
          <table:table-cell table:number-columns-repeated="3"/>
          <table:table-cell table:formula="of:=[.A3]*[.$H$2]" office:value-type="float" office:value="4637.04427083333" calcext:value-type="float">
            <text:p>4637.0442708333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4]/4096*3.3*1000" office:value-type="float" office:value="488.232421875" calcext:value-type="float">
            <text:p>488.232421875</text:p>
          </table:table-cell>
          <table:table-cell table:formula="of:=[.B4]*([.$F$2]+[.$G$2])/[.$G$2]" office:value-type="float" office:value="759.47265625" calcext:value-type="float">
            <text:p>759.47265625</text:p>
          </table:table-cell>
          <table:table-cell table:formula="of:=[.C4]/100" office:value-type="float" office:value="7.5947265625" calcext:value-type="float">
            <text:p>7.5947265625</text:p>
          </table:table-cell>
          <table:table-cell table:formula="of:=[.D4]*240" office:value-type="float" office:value="1822.734375" calcext:value-type="float">
            <text:p>1822.734375</text:p>
          </table:table-cell>
          <table:table-cell table:number-columns-repeated="3"/>
          <table:table-cell table:formula="of:=[.A4]*[.$H$2]" office:value-type="float" office:value="7594.7265625" calcext:value-type="float">
            <text:p>7594.726562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7]/4096*3.3*1000" office:value-type="float" office:value="20.1416015625" calcext:value-type="float">
            <text:p>20.1416015625</text:p>
          </table:table-cell>
          <table:table-cell table:formula="of:=[.B7]*([.$F$7]+[.$G$7])/[.$G$7]" office:value-type="float" office:value="31.0172409307761" calcext:value-type="float">
            <text:p>31.0172409307761</text:p>
          </table:table-cell>
          <table:table-cell table:formula="of:=[.C7]/100" office:value-type="float" office:value="0.310172409307761" calcext:value-type="float">
            <text:p>0.310172409307761</text:p>
          </table:table-cell>
          <table:table-cell table:formula="of:=[.D7]*240" office:value-type="float" office:value="74.4413782338627" calcext:value-type="float">
            <text:p>74.4413782338627</text:p>
          </table:table-cell>
          <table:table-cell office:value-type="float" office:value="527" calcext:value-type="float">
            <text:p>527</text:p>
          </table:table-cell>
          <table:table-cell office:value-type="float" office:value="976" calcext:value-type="float">
            <text:p>976</text:p>
          </table:table-cell>
          <table:table-cell table:formula="of:=33/4096*([.$F$7]+[.$G$7])/[.$G$7]*1000" office:value-type="float" office:value="12.4068963723105" calcext:value-type="float">
            <text:p>12.4068963723105</text:p>
          </table:table-cell>
          <table:table-cell table:formula="of:=[.A7]*[.$H$2]" office:value-type="float" office:value="313.313802083333" calcext:value-type="float">
            <text:p>313.313802083333</text:p>
          </table:table-cell>
          <table:table-cell/>
          <table:table-cell table:style-name="ce1" office:value-type="string" calcext:value-type="string">
            <text:p>F8F0057626A9 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8]/4096*3.3*1000" office:value-type="float" office:value="293.26171875" calcext:value-type="float">
            <text:p>293.26171875</text:p>
          </table:table-cell>
          <table:table-cell table:formula="of:=[.B8]*([.$F$7]+[.$G$7])/[.$G$7]" office:value-type="float" office:value="451.6110279521" calcext:value-type="float">
            <text:p>451.6110279521</text:p>
          </table:table-cell>
          <table:table-cell table:formula="of:=[.C8]/100" office:value-type="float" office:value="4.516110279521" calcext:value-type="float">
            <text:p>4.516110279521</text:p>
          </table:table-cell>
          <table:table-cell table:formula="of:=[.D8]*240" office:value-type="float" office:value="1083.86646708504" calcext:value-type="float">
            <text:p>1083.86646708504</text:p>
          </table:table-cell>
          <table:table-cell table:number-columns-repeated="3"/>
          <table:table-cell table:formula="of:=[.A8]*[.$H$2]" office:value-type="float" office:value="4561.84895833333" calcext:value-type="float">
            <text:p>4561.8489583333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9]/4096*3.3*1000" office:value-type="float" office:value="484.2041015625" calcext:value-type="float">
            <text:p>484.2041015625</text:p>
          </table:table-cell>
          <table:table-cell table:formula="of:=[.B9]*([.$F$7]+[.$G$7])/[.$G$7]" office:value-type="float" office:value="745.654471975858" calcext:value-type="float">
            <text:p>745.654471975858</text:p>
          </table:table-cell>
          <table:table-cell table:formula="of:=[.C9]/100" office:value-type="float" office:value="7.45654471975858" calcext:value-type="float">
            <text:p>7.45654471975858</text:p>
          </table:table-cell>
          <table:table-cell table:formula="of:=[.D9]*240" office:value-type="float" office:value="1789.57073274206" calcext:value-type="float">
            <text:p>1789.57073274206</text:p>
          </table:table-cell>
          <table:table-cell table:number-columns-repeated="3"/>
          <table:table-cell table:formula="of:=[.A9]*[.$H$2]" office:value-type="float" office:value="7532.06380208333" calcext:value-type="float">
            <text:p>7532.06380208333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2]/4096*3.3*1000" office:value-type="float" office:value="25.78125" calcext:value-type="float">
            <text:p>25.78125</text:p>
          </table:table-cell>
          <table:table-cell table:formula="of:=[.B12]*([.$F$12]+[.$G$12])/[.$G$12]" office:value-type="float" office:value="39.0927933673469" calcext:value-type="float">
            <text:p>39.0927933673469</text:p>
          </table:table-cell>
          <table:table-cell table:formula="of:=[.C12]/100" office:value-type="float" office:value="0.390927933673469" calcext:value-type="float">
            <text:p>0.390927933673469</text:p>
          </table:table-cell>
          <table:table-cell table:formula="of:=[.D12]*240" office:value-type="float" office:value="93.8227040816326" calcext:value-type="float">
            <text:p>93.8227040816326</text:p>
          </table:table-cell>
          <table:table-cell office:value-type="float" office:value="506" calcext:value-type="float">
            <text:p>506</text:p>
          </table:table-cell>
          <table:table-cell office:value-type="float" office:value="980" calcext:value-type="float">
            <text:p>980</text:p>
          </table:table-cell>
          <table:table-cell table:formula="of:=33/4096*([.$F$12]+[.$G$12])/[.$G$12]*1000" office:value-type="float" office:value="12.2164979272959" calcext:value-type="float">
            <text:p>12.2164979272959</text:p>
          </table:table-cell>
          <table:table-cell table:formula="of:=[.A12]*[.$H$2]" office:value-type="float" office:value="401.041666666667" calcext:value-type="float">
            <text:p>401.041666666667</text:p>
          </table:table-cell>
          <table:table-cell/>
          <table:table-cell table:style-name="ce1" office:value-type="string" calcext:value-type="string">
            <text:p>F8F0057625F3 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13]/4096*3.3*1000" office:value-type="float" office:value="294.0673828125" calcext:value-type="float">
            <text:p>294.0673828125</text:p>
          </table:table-cell>
          <table:table-cell table:formula="of:=[.B13]*([.$F$12]+[.$G$12])/[.$G$12]" office:value-type="float" office:value="445.902174346301" calcext:value-type="float">
            <text:p>445.902174346301</text:p>
          </table:table-cell>
          <table:table-cell table:formula="of:=[.C13]/100" office:value-type="float" office:value="4.45902174346301" calcext:value-type="float">
            <text:p>4.45902174346301</text:p>
          </table:table-cell>
          <table:table-cell table:formula="of:=[.D13]*240" office:value-type="float" office:value="1070.16521843112" calcext:value-type="float">
            <text:p>1070.16521843112</text:p>
          </table:table-cell>
          <table:table-cell table:number-columns-repeated="3"/>
          <table:table-cell table:formula="of:=[.A13]*[.$H$2]" office:value-type="float" office:value="4574.38151041667" calcext:value-type="float">
            <text:p>4574.3815104166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14]/4096*3.3*1000" office:value-type="float" office:value="482.5927734375" calcext:value-type="float">
            <text:p>482.5927734375</text:p>
          </table:table-cell>
          <table:table-cell table:formula="of:=[.B14]*([.$F$12]+[.$G$12])/[.$G$12]" office:value-type="float" office:value="731.768225845025" calcext:value-type="float">
            <text:p>731.768225845025</text:p>
          </table:table-cell>
          <table:table-cell table:formula="of:=[.C14]/100" office:value-type="float" office:value="7.31768225845025" calcext:value-type="float">
            <text:p>7.31768225845025</text:p>
          </table:table-cell>
          <table:table-cell table:formula="of:=[.D14]*240" office:value-type="float" office:value="1756.24374202806" calcext:value-type="float">
            <text:p>1756.24374202806</text:p>
          </table:table-cell>
          <table:table-cell table:number-columns-repeated="3"/>
          <table:table-cell table:formula="of:=[.A14]*[.$H$2]" office:value-type="float" office:value="7506.99869791667" calcext:value-type="float">
            <text:p>7506.99869791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1:35:55.539000000</meta:creation-date>
    <dc:date>2021-02-07T16:47:08.855000000</dc:date>
    <meta:editing-duration>PT2H1M45S</meta:editing-duration>
    <meta:editing-cycles>2</meta:editing-cycles>
    <meta:generator>LibreOffice/6.4.7.2$Windows_X86_64 LibreOffice_project/639b8ac485750d5696d7590a72ef1b496725cfb5</meta:generator>
    <meta:document-statistic meta:table-count="1" meta:cell-count="74" meta:object-count="0"/>
  </office:meta>
</office:document-meta>
</file>